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officeooo:paragraph-rsid="0029b127"/>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9">
      <style:paragraph-properties fo:text-align="justify" style:justify-single-word="false"/>
    </style:style>
    <style:style style:name="P18" style:family="paragraph" style:parent-style-name="Standard" style:list-style-name="L10">
      <style:paragraph-properties fo:text-align="justify" style:justify-single-word="false"/>
    </style:style>
    <style:style style:name="P19" style:family="paragraph" style:parent-style-name="Standard" style:list-style-name="L11">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d0365"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67206"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67206" style:font-weight-asian="bold" style:font-weight-complex="bold"/>
    </style:style>
    <style:style style:name="T10" style:family="text">
      <style:text-properties style:text-position="super 67%"/>
    </style:style>
    <style:style style:name="T11" style:family="text">
      <style:text-properties style:text-position="sub 67%"/>
    </style:style>
    <style:style style:name="T12" style:family="text">
      <style:text-properties style:text-position="sub 67%" fo:font-weight="bold" style:font-weight-asian="bold" style:font-weight-complex="bold"/>
    </style:style>
    <style:style style:name="T13" style:family="text">
      <style:text-properties style:text-position="sub 67%" fo:font-style="italic" fo:font-weight="bold" style:font-style-asian="italic" style:font-weight-asian="bold" style:font-style-complex="italic" style:font-weight-complex="bold"/>
    </style:style>
    <style:style style:name="T14" style:family="text">
      <style:text-properties style:text-position="sub 67%" fo:font-style="italic" style:font-style-asian="italic" style:font-style-complex="italic"/>
    </style:style>
    <style:style style:name="T15" style:family="text">
      <style:text-properties officeooo:rsid="001cc5dc"/>
    </style:style>
    <style:style style:name="T16" style:family="text">
      <style:text-properties officeooo:rsid="001ded5a"/>
    </style:style>
    <style:style style:name="T17" style:family="text">
      <style:text-properties officeooo:rsid="001eb32d"/>
    </style:style>
    <style:style style:name="T18" style:family="text">
      <style:text-properties officeooo:rsid="00208a32"/>
    </style:style>
    <style:style style:name="T19" style:family="text">
      <style:text-properties officeooo:rsid="00266c78"/>
    </style:style>
    <style:style style:name="T20" style:family="text">
      <style:text-properties officeooo:rsid="00267206"/>
    </style:style>
    <style:style style:name="T21" style:family="text">
      <style:text-properties fo:font-style="normal" fo:font-weight="bold" officeooo:rsid="00267206" style:font-style-asian="normal" style:font-weight-asian="bold" style:font-style-complex="normal" style:font-weight-complex="bold"/>
    </style:style>
    <style:style style:name="T22" style:family="text">
      <style:text-properties fo:font-style="normal" fo:font-weight="bold" officeooo:rsid="0027d0fa" style:font-style-asian="normal" style:font-weight-asian="bold" style:font-style-complex="normal" style:font-weight-complex="bold"/>
    </style:style>
    <style:style style:name="T23" style:family="text">
      <style:text-properties officeooo:rsid="0029b127"/>
    </style:style>
    <style:style style:name="T24" style:family="text">
      <style:text-properties officeooo:rsid="002a178b"/>
    </style:style>
    <style:style style:name="T25" style:family="text">
      <style:text-properties officeooo:rsid="002c7f5d"/>
    </style:style>
    <style:style style:name="T26" style:family="text">
      <style:text-properties officeooo:rsid="002d0a1a"/>
    </style:style>
    <style:style style:name="T27" style:family="text">
      <style:text-properties officeooo:rsid="002d47b8"/>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2074254425" text:style-name="L1">
        <text:list-item>
          <text:p text:style-name="P9">ritardo di porta</text:p>
        </text:list-item>
        <text:list-item>
          <text:p text:style-name="P9">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4">Operazioni in sequenza possono usare la stessa risorsa in momenti diversi.</text:p>
      <text:p text:style-name="P4">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8">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5">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5">Concorrenti!!!</text:span></text:span> non c'è un prima, non c'è un dopo. Qui ci vanno tipicamente assegnamenti di segnali, blocchi, component (li vedremo), e processi. <text:span text:style-name="Car._20_predefinito_20_paragrafo"><text:span text:style-name="T8">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8">non possiamo inizializzarli</text:span></text:span><text:span text:style-name="Car._20_predefinito_20_paragrafo"><text:span text:style-name="T5">,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306247490" text:style-name="L2">
        <text:list-item>
          <text:p text:style-name="P10">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10">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4">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1961492689" text:style-name="L3">
        <text:list-item>
          <text:p text:style-name="P11">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1">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1">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8">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3155726768" text:style-name="L4">
        <text:list-item>
          <text:p text:style-name="P12">voglio andare più veloce del normale. Ovvero, so cosa voglio, posso fare un circuito che fa esattamente quello, non un calcolatore che lo simula, che ci mette di più a causa del fetch-decode-execute.</text:p>
        </text:list-item>
        <text:list-item>
          <text:p text:style-name="P12">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3520107510" text:style-name="L5">
        <text:list-item>
          <text:p text:style-name="P13">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3">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7">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7">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10">n</text:span></text:span> possibili valori da dare al mio segnale, e quindi 2<text:span text:style-name="Car._20_predefinito_20_paragrafo"><text:span text:style-name="T10">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8">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8">campionamento</text:span></text:span><text:span text:style-name="Car._20_predefinito_20_paragrafo"><text:span text:style-name="T5">, </text:span></text:span>e discretizzare le ampiezze, ovvero fare <text:span text:style-name="Car._20_predefinito_20_paragrafo"><text:span text:style-name="T8">quantizzazione</text:span></text:span>. Poi c'è la codifica, ovvero l'associazione a ciascuno di questi livelli di quantizzazione di un numero binario. Questa conversione è chiamata anche <text:span text:style-name="Car._20_predefinito_20_paragrafo"><text:span text:style-name="T8">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8">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11">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11">n <text:s/></text:span></text:span>e b<text:span text:style-name="Car._20_predefinito_20_paragrafo"><text:span text:style-name="T11">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11">n <text:s/></text:span></text:span>e b<text:span text:style-name="Car._20_predefinito_20_paragrafo"><text:span text:style-name="T11">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5">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8">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11">n </text:span></text:span>, o b<text:span text:style-name="Car._20_predefinito_20_paragrafo"><text:span text:style-name="T11">n </text:span></text:span>o c<text:span text:style-name="Car._20_predefinito_20_paragrafo"><text:span text:style-name="T11">n</text:span></text:span>, con n che è intero, diventa una funzione continua, perché noi ci spostiamo per intervalli di frequenza infinitesimi. Andando all'infinito, insomma, l'espressione c<text:span text:style-name="Car._20_predefinito_20_paragrafo"><text:span text:style-name="T11">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11">c</text:span></text:span>(t). Il nostro campionamento è uniforme, e dipende dal periodo di campionamento T<text:span text:style-name="Car._20_predefinito_20_paragrafo"><text:span text:style-name="T11">s</text:span></text:span>. Al passare di ogni T<text:span text:style-name="Car._20_predefinito_20_paragrafo"><text:span text:style-name="T11">s</text:span></text:span> istanti di tempo campioniamo. È possibile esprimere s<text:span text:style-name="Car._20_predefinito_20_paragrafo"><text:span text:style-name="T11">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11">s</text:span></text:span>. Si può dimostrare, in teoria dei segnali che se si <text:span text:style-name="Car._20_predefinito_20_paragrafo"><text:span text:style-name="T8">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8">(si parla di S</text:span></text:span><text:span text:style-name="Car._20_predefinito_20_paragrafo"><text:span text:style-name="T12">c</text:span></text:span><text:span text:style-name="Car._20_predefinito_20_paragrafo"><text:span text:style-name="T8">(f)).</text:span></text:span></text:p>
      <text:p text:style-name="P2">La frequenza di campionamento ci dice quanti campioni prendiamo in un secondo.</text:p>
      <text:p text:style-name="P2">Il <text:span text:style-name="Car._20_predefinito_20_paragrafo"><text:span text:style-name="T8">teorema del campionamento </text:span></text:span>mi dice che lo spettro del segnale campionato è lo spettro del segnale di partenza, ma replicato ad intervalli di f<text:span text:style-name="Car._20_predefinito_20_paragrafo"><text:span text:style-name="T11">s</text:span></text:span>, ovvero la frequenza di campionamento, sia nel semiasse positivo che su quello negativo. Diamo ora la definizione formale del teorema del campionamento.</text:p>
      <text:p text:style-name="P2"><text:span text:style-name="Car._20_predefinito_20_paragrafo"><text:span text:style-name="T8">Teorema del campionamento: </text:span></text:span><text:span text:style-name="Car._20_predefinito_20_paragrafo"><text:span text:style-name="T5">un segnale continuo limitato in banda alla frequenza f</text:span></text:span><text:span text:style-name="Car._20_predefinito_20_paragrafo"><text:span text:style-name="T13">MAX</text:span></text:span><text:span text:style-name="Car._20_predefinito_20_paragrafo"><text:span text:style-name="T5"> può essere ricostruito esattamente a partire dai suoi campioni se la frequenza di campionamento è maggiore del doppio di f</text:span></text:span><text:span text:style-name="Car._20_predefinito_20_paragrafo"><text:span text:style-name="T13">MAX</text:span></text:span><text:span text:style-name="Car._20_predefinito_20_paragrafo"><text:span text:style-name="T5">. Ovvero, se </text:span></text:span>f<text:span text:style-name="Car._20_predefinito_20_paragrafo"><text:span text:style-name="T11">s</text:span></text:span> &gt; 2f<text:span text:style-name="Car._20_predefinito_20_paragrafo"><text:span text:style-name="T11">MAX.</text:span></text:span></text:p>
      <text:p text:style-name="P2">Quindi, immaginiamo di avere un segnale il cui spettro ci mostra che il segnale in questione contiene frequenze fino a una frequenza massima f<text:span text:style-name="Car._20_predefinito_20_paragrafo"><text:span text:style-name="T11">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11">MAX</text:span></text:span>). Si dice allora che il segnale è limitato in banda alla frequenza f<text:span text:style-name="Car._20_predefinito_20_paragrafo"><text:span text:style-name="T11">MAX</text:span></text:span>, cioè non è composto da sinusoidi più veloci della frequenza f<text:span text:style-name="Car._20_predefinito_20_paragrafo"><text:span text:style-name="T11">MAX</text:span></text:span>. Allora, possiamo ricostruire il segnale partendo dai suoi campioni SOLTANTO SE la frequenza di campionamento è maggiore del doppio di f<text:span text:style-name="Car._20_predefinito_20_paragrafo"><text:span text:style-name="T11">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11">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11">s </text:span></text:span>&gt; f<text:span text:style-name="Car._20_predefinito_20_paragrafo"><text:span text:style-name="T11">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8">con passo di replica f</text:span></text:span><text:span text:style-name="Car._20_predefinito_20_paragrafo"><text:span text:style-name="T12">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11">s</text:span></text:span> sia di poco maggiore a w: praticamente f<text:span text:style-name="Car._20_predefinito_20_paragrafo"><text:span text:style-name="T11">s </text:span></text:span>è quasi uguale a f<text:span text:style-name="Car._20_predefinito_20_paragrafo"><text:span text:style-name="T11">MAX, </text:span></text:span>, cioè i triangoli si sovrappongono quasi del tutto. Dove vado a filtrare, innanzitutto? Boh, immaginiamo di filtrare, come prima, a f<text:span text:style-name="Car._20_predefinito_20_paragrafo"><text:span text:style-name="T11">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8">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11">MAX </text:span></text:span>= f<text:span text:style-name="Car._20_predefinito_20_paragrafo"><text:span text:style-name="T11">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11">MAX </text:span></text:span>= f<text:span text:style-name="Car._20_predefinito_20_paragrafo"><text:span text:style-name="T11">s </text:span></text:span>* 31/100, continuo a cavarmela. La curva è meno visibile, ma me la cavo ancora.</text:p>
      <text:p text:style-name="P1">Nel terzo, dove f<text:span text:style-name="Car._20_predefinito_20_paragrafo"><text:span text:style-name="T11">MAX </text:span></text:span>= f<text:span text:style-name="Car._20_predefinito_20_paragrafo"><text:span text:style-name="T11">s </text:span></text:span>* 95/100, ovvero dove f<text:span text:style-name="Car._20_predefinito_20_paragrafo"><text:span text:style-name="T11">s </text:span></text:span>è quasi f<text:span text:style-name="Car._20_predefinito_20_paragrafo"><text:span text:style-name="T11">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8">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11">s</text:span></text:span> nel modo giusto, oppure, una volta fissata f<text:span text:style-name="Car._20_predefinito_20_paragrafo"><text:span text:style-name="T11">s</text:span></text:span>, per assicurarmi che non ci sia aliasing, metto davanti al mio campionatore un filtro anti-alias, che fa a buttare via tutte le <text:soft-page-break/>frequenze che stanno sopra a f<text:span text:style-name="Car._20_predefinito_20_paragrafo"><text:span text:style-name="T11">s</text:span></text:span>/2. Così sono sicuro che quello che passa non abbiano frequenze che vanno oltre la metà di f<text:span text:style-name="Car._20_predefinito_20_paragrafo"><text:span text:style-name="T11">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11">min </text:span></text:span>a V<text:span text:style-name="Car._20_predefinito_20_paragrafo"><text:span text:style-name="T11">max</text:span></text:span>, io prendo questo intervallo e lo faccio a M fette tutte uguali. Gli intervalli che creo avranno ampiezza pari a (Vmax -Vmin) / M (= 2<text:span text:style-name="Car._20_predefinito_20_paragrafo"><text:span text:style-name="T10">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11">i</text:span></text:span>. Nella quantizzazione uniforme, questo V<text:span text:style-name="Car._20_predefinito_20_paragrafo"><text:span text:style-name="T11">i</text:span></text:span> sta proprio al centro di ogni intervallo. Quindi, se il mio generico valore del segnale x casca in un certo intervallo i, il suo valore quantizzato sarà v<text:span text:style-name="Car._20_predefinito_20_paragrafo"><text:span text:style-name="T11">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11">i</text:span></text:span>, io commetto un errore, e perdo inoltre la parentela tra x e v<text:span text:style-name="Car._20_predefinito_20_paragrafo"><text:span text:style-name="T11">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8">errore di quantizzazione</text:span></text:span>:</text:p>
      <text:p text:style-name="P1">e<text:span text:style-name="Car._20_predefinito_20_paragrafo"><text:span text:style-name="T11">q</text:span></text:span> = x<text:span text:style-name="Car._20_predefinito_20_paragrafo"><text:span text:style-name="T11">q</text:span></text:span> – x</text:p>
      <text:p text:style-name="P1">dove x è il valore di partenza, mentre x<text:span text:style-name="Car._20_predefinito_20_paragrafo"><text:span text:style-name="T11">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11">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11">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10">2</text:span></text:span> + bx<text:span text:style-name="Car._20_predefinito_20_paragrafo"><text:span text:style-name="T10">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10">2</text:span></text:span> + bx<text:span text:style-name="Car._20_predefinito_20_paragrafo"><text:span text:style-name="T10">3</text:span></text:span> + …) mi genera dei segnali che rispetto a x sono considerati “armoniche” (seconda, terza, quarta armonica... ha a che fare con lo sviluppo in serie di Fourier). Se x è la frequenza fondamentale, ax<text:span text:style-name="Car._20_predefinito_20_paragrafo"><text:span text:style-name="T10">2</text:span></text:span> + bx<text:span text:style-name="Car._20_predefinito_20_paragrafo"><text:span text:style-name="T10">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10">2</text:span></text:span> + bx<text:span text:style-name="Car._20_predefinito_20_paragrafo"><text:span text:style-name="T10">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11">q</text:span></text:span>(t) = x(t) – x<text:span text:style-name="Car._20_predefinito_20_paragrafo"><text:span text:style-name="T11">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11">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7">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11">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10">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11">MIN </text:span></text:span>e V<text:span text:style-name="Car._20_predefinito_20_paragrafo"><text:span text:style-name="T11">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11">PP</text:span></text:span>, cioè la “escursione Picco-Picco”. Se chiamo V<text:span text:style-name="Car._20_predefinito_20_paragrafo"><text:span text:style-name="T11">PP</text:span></text:span> questa quantità, io ho che Vmax = V<text:span text:style-name="Car._20_predefinito_20_paragrafo"><text:span text:style-name="T11">PP</text:span></text:span>/2 e Vmin = -V<text:span text:style-name="Car._20_predefinito_20_paragrafo"><text:span text:style-name="T11">PP</text:span></text:span>/2.</text:p>
      <text:p text:style-name="P1">Mi chiedo allora: la potenza del segnale al picco, ovvero la massima potenza del segnale, qual è?</text:p>
      <text:p text:style-name="P1">P<text:span text:style-name="Car._20_predefinito_20_paragrafo"><text:span text:style-name="T11">S, PP</text:span></text:span> = P<text:span text:style-name="Car._20_predefinito_20_paragrafo"><text:span text:style-name="T11">S, MAX</text:span></text:span> = P<text:span text:style-name="Car._20_predefinito_20_paragrafo"><text:span text:style-name="T11">S</text:span></text:span>(x = + o – V<text:span text:style-name="Car._20_predefinito_20_paragrafo"><text:span text:style-name="T11">PPB</text:span></text:span>/2) = V<text:span text:style-name="Car._20_predefinito_20_paragrafo"><text:span text:style-name="T11">PP</text:span></text:span><text:span text:style-name="Car._20_predefinito_20_paragrafo"><text:span text:style-name="T10">2</text:span></text:span>/4</text:p>
      <text:p text:style-name="P1">Noi vogliamo il rapporto tra la potenza massima e la potenza del rumore però:</text:p>
      <text:p text:style-name="P1">V<text:span text:style-name="Car._20_predefinito_20_paragrafo"><text:span text:style-name="T11">PP</text:span></text:span><text:span text:style-name="Car._20_predefinito_20_paragrafo"><text:span text:style-name="T10">2</text:span></text:span>/4 / (DELTA<text:span text:style-name="Car._20_predefinito_20_paragrafo"><text:span text:style-name="T10">2</text:span></text:span>/12)</text:p>
      <text:p text:style-name="P1">Ora, c'è una parentela tra V<text:span text:style-name="Car._20_predefinito_20_paragrafo"><text:span text:style-name="T11">PP </text:span></text:span>e DELTA, perché DELTA è il risultato dell'operazione di “taglio in fette”. Quindi:</text:p>
      <text:p text:style-name="P1">DELTA = V<text:span text:style-name="Car._20_predefinito_20_paragrafo"><text:span text:style-name="T11">PP </text:span></text:span>/M = V<text:span text:style-name="Car._20_predefinito_20_paragrafo"><text:span text:style-name="T11">PP </text:span></text:span>/2<text:span text:style-name="Car._20_predefinito_20_paragrafo"><text:span text:style-name="T10">n</text:span></text:span>.</text:p>
      <text:p text:style-name="P1">Sostituiamo V<text:span text:style-name="Car._20_predefinito_20_paragrafo"><text:span text:style-name="T11">PP </text:span></text:span>con 2<text:span text:style-name="Car._20_predefinito_20_paragrafo"><text:span text:style-name="T10">n </text:span></text:span>* DELTA. Facendo i calcoli, otteniamo 3 * 2 <text:span text:style-name="Car._20_predefinito_20_paragrafo"><text:span text:style-name="T10">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11">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619359067" text:style-name="L6">
        <text:list-item>
          <text:p text:style-name="P14">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4">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6">“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8">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11">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8">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11">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11">1</text:span></text:span>, G<text:span text:style-name="Car._20_predefinito_20_paragrafo"><text:span text:style-name="T11">2</text:span></text:span>, …, rumore).</text:p>
      <text:p text:style-name="P1"/>
      <text:p text:style-name="P1">Analizziamo ora le caratteristiche/parametri statiche/statici, ovvero quelle cose relative alla caratteristica statica, f<text:span text:style-name="Car._20_predefinito_20_paragrafo"><text:span text:style-name="T11">S</text:span></text:span>(X), del nostro trasduttore.</text:p>
      <text:list xml:id="list1650400623" text:style-name="L7">
        <text:list-item>
          <text:p text:style-name="P15">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5">Linearità: un trasduttore si dice lineare se la relazione tra l'ingresso e l'uscita è Y = GX + Y<text:span text:style-name="Car._20_predefinito_20_paragrafo"><text:span text:style-name="T11">0</text:span></text:span>. G è il guadagno, ovvero di quanto sale la mia grandezza di uscita a fronte di un cambiamento della grandezza di partenza, e Y<text:span text:style-name="Car._20_predefinito_20_paragrafo"><text:span text:style-name="T11">0</text:span></text:span> è un valore costante, detto offset. Naturalmente, se costruendo la caratteristica statica questa devia dalla rettilineità, il mio strumento non sarà lineare.</text:p>
        </text:list-item>
        <text:list-item>
          <text:p text:style-name="P15">Sensibilità: G(X) = Delta Y / Delta X = f(X). Se il trasduttore è lineare, G è costante, ed è appunto chiamato guadagno. In tal caso, G = Delta Y / Delta X = (Ymax – Ymin) / (Xmax – Xmin)</text:p>
        </text:list-item>
        <text:list-item>
          <text:p text:style-name="P15">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5">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8">L'accuratezza ci dà una misura dell'errore SISTEMATICO. </text:span></text:span>(se sono accurato, posso fare tante misure e poi fare la media: quello è il mio risultato)</text:p>
        </text:list-item>
        <text:list-item>
          <text:p text:style-name="P15">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8">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11">D</text:span></text:span>(X), dei sensori:</text:p>
      <text:list xml:id="list1431654216" text:style-name="L8">
        <text:list-item>
          <text:p text:style-name="P16">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6">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6">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2132714901" text:style-name="L9">
        <text:list-item>
          <text:p text:style-name="P17">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7">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7">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8">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3739363966" text:style-name="L10">
        <text:list-item>
          <text:p text:style-name="P18">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95531234768471" text:continue-numbering="true" text:style-name="L10">
        <text:list-item>
          <text:p text:style-name="P18">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8">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4">principio di funzionamento</text:span></text:span><text:span text:style-name="Car._20_predefinito_20_paragrafo"><text:span text:style-name="T1">,</text:span></text:span> ma anche del <text:span text:style-name="Car._20_predefinito_20_paragrafo"><text:span text:style-name="T4">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1697989891" text:style-name="L11">
        <text:list-item>
          <text:p text:style-name="P19">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9">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9">Linearizzazione: ci sono sensori che hanno una funzione statica non lineare che io potrei voler linearizzare. Le termocoppie, per esempio, spesso necessitano di linearizzazione.</text:p>
        </text:list-item>
        <text:list-item>
          <text:p text:style-name="P19">Filtraggio: eliminazione dei segnali interferenti, riduzione rumore, limitazione banda (aliasing).</text:p>
        </text:list-item>
        <text:list-item>
          <text:p text:style-name="P19">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7">Termocoppia</text:p>
      <text:p text:style-name="P1">è il più classico dei sensori elettronici. Di che si tratta? Di un oggetto molto diffuso nelle case,<text:span text:style-name="T19">+</text:span>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text:span text:style-name="T15">emperatura</text:span> di riferimento Tref. Quest'ultima è nota, pertanto è una costante. Allora, se la conosciamo, la possiamo compensare, e quindi toglierla dai nostri calcoli. Pertanto Vm è V<text:span text:style-name="Car._20_predefinito_20_paragrafo"><text:span text:style-name="T11">fe-Co</text:span></text:span>(T<text:span text:style-name="Car._20_predefinito_20_paragrafo"><text:span text:style-name="T11">X</text:span></text:span>). Vm è ciò che misuriamo, Tx è l'incognita. La costante di prima, indicata anche come k<text:span text:style-name="Car._20_predefinito_20_paragrafo"><text:span text:style-name="T11">CJ</text:span></text:span>, è chiamata anche Cold-junction compensation. La compensazione che si può fare (per rimuovere questa costante) può essere approssimata, e quindi sottraggo una k<text:span text:style-name="Car._20_predefinito_20_paragrafo"><text:span text:style-name="T11">CJ <text:s/></text:span></text:span>“media” (costante), oppure accurata, dove misuro T<text:span text:style-name="Car._20_predefinito_20_paragrafo"><text:span text:style-name="T11">REF</text:span></text:span> e sottraggo il valore corretto di k<text:span text:style-name="Car._20_predefinito_20_paragrafo"><text:span text:style-name="T11">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text:span text:style-name="T16">os</text:span>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7">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text:span text:style-name="T20">s</text:span>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T20">(</text:span><text:span text:style-name="T9">Se non ti convince la cosa pensala così: qual è la differenza di potenziale ai capi dei due cavi di </text:span><text:span text:style-name="T6">sense</text:span><text:span text:style-name="T21">? Rwire * </text:span><text:span text:style-name="T6">i</text:span><text:span text:style-name="T21">, dove </text:span><text:span text:style-name="T6">i</text:span><text:span text:style-name="T21">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6">sense </text:span><text:span text:style-name="T21">è Rwire * </text:span><text:span text:style-name="T6">i = </text:span><text:span text:style-name="T21">0, in quanto </text:span><text:span text:style-name="T6">i = </text:span><text:span text:style-name="T21">0. Quindi, all’ingresso dell’IN-AMP io leggo gli esatti valori di tensione agli estremi della P</text:span><text:span text:style-name="T22">t</text:span><text:span text:style-name="T21">-100/1000.)</text:span>. Così facendo, io misuro <text:span text:style-name="T20">la</text:span>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7">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7">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ext:span text:style-name="T23">t</text:span>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7"/>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text:span text:style-name="T17">ru</text:span>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7">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ext:span text:style-name="T18">t</text:span>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text:span text:style-name="T18">erebbe</text:span>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11">0</text:span></text:span>(1+alpha(T – T<text:span text:style-name="Car._20_predefinito_20_paragrafo"><text:span text:style-name="T11">0</text:span></text:span>)), dove T<text:span text:style-name="Car._20_predefinito_20_paragrafo"><text:span text:style-name="T11">0</text:span></text:span> e R<text:span text:style-name="Car._20_predefinito_20_paragrafo"><text:span text:style-name="T11">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3"><text:soft-page-break/>In generale, in alto a destra (slide 20), vediamo che la cosa più semplice che possiamo fare è convertire la resistenza in tensione, imponendo di far scorrere dentro l'RTD una corrente <text:span text:style-name="T2">i</text:span> di intensità nota con grande precisione (lo faccio usando un Precision Current Source). La corrente è costante, naturalmente. A questo punto il gioco è fatto: V<text:span text:style-name="Car._20_predefinito_20_paragrafo"><text:span text:style-name="T11">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11">SUBJECT </text:span></text:span>+ 2 R<text:span text:style-name="Car._20_predefinito_20_paragrafo"><text:span text:style-name="T11">WIRE</text:span></text:span>, se R<text:span text:style-name="Car._20_predefinito_20_paragrafo"><text:span text:style-name="T11">WIRE</text:span></text:span> è la resistenza dei due cavi che abbiamo collegato. E non posso nemmeno dire che conosco R<text:span text:style-name="Car._20_predefinito_20_paragrafo"><text:span text:style-name="T11">WIRE</text:span></text:span> e che quindi poi lo sottraggo dai calcoli del mio risultato finale. Infatti, la resistenza R<text:span text:style-name="Car._20_predefinito_20_paragrafo"><text:span text:style-name="T11">WIRE</text:span></text:span> <text:span text:style-name="T8">dipende dalla temperatura (è comunque la resistenza di un materiale)</text:span>, quindi per conoscerla che faccio, ci attacco un altro Ohmetro? Diventa un cane che si morde la coda, infattibile. Quindi che si fa? Non c'è un modo per sbattersene di R<text:span text:style-name="Car._20_predefinito_20_paragrafo"><text:span text:style-name="T11">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11">RTD</text:span></text:span>. Tale misuratore avrà impedenza altissima, quindi NON assorbe corrente →<text:span text:style-name="T23"> di fatto collego i due cavi ai due ingressi dell’IN-AMP</text:span>).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T20">(</text:span><text:span text:style-name="T9">Se non ti convince la cosa pensala così: qual è la differenza di potenziale ai capi dei due cavi di </text:span><text:span text:style-name="T6">sense</text:span><text:span text:style-name="T21">? Rwire * </text:span><text:span text:style-name="T6">i</text:span><text:span text:style-name="T21">, dove </text:span><text:span text:style-name="T6">i</text:span><text:span text:style-name="T21">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6">sense </text:span><text:span text:style-name="T21">è Rwire * </text:span><text:span text:style-name="T6">i = </text:span><text:span text:style-name="T21">0, in quanto </text:span><text:span text:style-name="T6">i = </text:span><text:span text:style-name="T21">0. Quindi, all’ingresso dell’IN-AMP io leggo gli esatti valori di tensione agli estremi della P</text:span><text:span text:style-name="T22">t</text:span><text:span text:style-name="T21">-100/1000.)</text:span>. Perfetto! E questo indipendentemente dalla resistenza di questi cavi collegati al misuratore, perché tanto non passa corrente. Quindi ce l'abbiamo fatta: possiamo misurare la tensione ai due capi della Pt-100 senza problemi.</text:p>
      <text:p text:style-name="P1"/>
      <text:p text:style-name="P7">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7">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6">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T8">se conosciamo la deformazione, possiamo risalire alla forza che l'ha causata</text:span>. Il principio che sfruttiamo è sempre quello della resistivi<text:span text:style-name="T24">t</text:span>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text:span text:style-name="T24">v</text:span>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text:span text:style-name="T24">f</text:span>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T8">Praticamente stiamo tirando tutti i fili insieme, che è come allungare di tanto il filo generale.</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11">E</text:span></text:span>, è di fatto il nostro estensimetro. In condizioni di equilibrio (l'estensimetro non è sottoposto a forze), R<text:span text:style-name="Car._20_predefinito_20_paragrafo"><text:span text:style-name="T11">E</text:span></text:span> è uguale a R. Inoltre, ai capi delle due metà del ponte di Wheatstone, io applico una tensione costante regolata con precisione (V<text:span text:style-name="Car._20_predefinito_20_paragrafo"><text:span text:style-name="T11">REF</text:span></text:span>). Bene, quando le resistenze sono tutte uguali, io di fatto ottengo due partitori resistivi, e alla destra di V<text:span text:style-name="Car._20_predefinito_20_paragrafo"><text:span text:style-name="T11">OUT</text:span></text:span> leggerò V<text:span text:style-name="Car._20_predefinito_20_paragrafo"><text:span text:style-name="T11">REF</text:span></text:span>/2. A sinistra, lo stesso. Quindi, V<text:span text:style-name="Car._20_predefinito_20_paragrafo"><text:span text:style-name="T11">OUT </text:span></text:span><text:s/>= 0. Se non c'è deformazione/sforzo, la tensione di uscita è 0. Se invece io sottopongo ad una forza il mio estensimetro, R<text:span text:style-name="Car._20_predefinito_20_paragrafo"><text:span text:style-name="T11">E </text:span></text:span>= R <text:span text:style-name="T25">+</text:span> Delta R (Il Delta L applicato cambia la resistenza). Quindi quanto vale V<text:span text:style-name="Car._20_predefinito_20_paragrafo"><text:span text:style-name="T11">OUT</text:span></text:span>? Guarda la slide 24....</text:p>
      <text:p text:style-name="P1">L'unico problema reale è costruire un estensimetro che abbia una resistenza R<text:span text:style-name="Car._20_predefinito_20_paragrafo"><text:span text:style-name="T11">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11">REF </text:span></text:span>rimane costante. Quindi, l'estensimetro finale, con tanto di condizionamento, è composto da:</text:p>
      <text:p text:style-name="P1">-un generatore di precisione V<text:span text:style-name="Car._20_predefinito_20_paragrafo"><text:span text:style-name="T11">REF</text:span></text:span> che alimenta il ponte;</text:p>
      <text:p text:style-name="P1">-la tensione V<text:span text:style-name="Car._20_predefinito_20_paragrafo"><text:span text:style-name="T11">OUT <text:s/></text:span></text:span>del ponte</text:p>
      <text:p text:style-name="P1">-un in-amp (impedenza elevata) che mi prende in input V<text:span text:style-name="Car._20_predefinito_20_paragrafo"><text:span text:style-name="T11">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7">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4">HALL</text:span></text:span><text:span text:style-name="Car._20_predefinito_20_paragrafo"><text:span text:style-name="T2"> perpendicolarmente alla direzione della corrente </text:span></text:span><text:span text:style-name="Car._20_predefinito_20_paragrafo"><text:span text:style-name="T3">(e alla direzione del campo magnetico B)</text:span></text:span><text:span text:style-name="Car._20_predefinito_20_paragrafo"><text:span text:style-name="T2">.</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11">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11">HALL </text:span></text:span>è direttamente proporzionale al mio campo magnetico B. Quindi stiamo parlando di fatto di un <text:span text:style-name="Car._20_predefinito_20_paragrafo"><text:span text:style-name="T8">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text:span text:style-name="T26">(cavo in questo esempio)</text:span>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11">HALL </text:span></text:span>si amplifica, si alza di botto, e <text:soft-page-break/>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7">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text:span text:style-name="T26">id</text:span>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text:span text:style-name="T27">però</text:span>).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8">codifica binaria assoluta </text:span></text:span>(quella a cui siamo abituati noi informatici) o la <text:span text:style-name="Car._20_predefinito_20_paragrafo"><text:span text:style-name="T8">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e,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text:soft-page-break/>-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7">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7">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text:soft-page-break/>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11">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8">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11">out</text:span></text:span> è pari a -R<text:span text:style-name="Car._20_predefinito_20_paragrafo"><text:span text:style-name="T11">F</text:span></text:span> i(t).</text:p>
      <text:p text:style-name="P1">La cosa figa è che, solo cambiando il condizionamento, abbiamo creato due sensori per due <text:soft-page-break/>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7">Microfoni magnetodinamici</text:p>
      <text:p text:style-name="P1">trattasi di microfoni e giradischi. I microfoni si fanno in tanti modi (almeno 3), e un modo è quelllo <text:soft-page-break/>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7">Microfoni magnetodinamic<text:span text:style-name="T27">i</text:span> (microfoni propriamente detti)</text:p>
      <text:p text:style-name="P1">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text:soft-page-break/>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8">-100 Volt</text:span></text:span>, dato che si tratta di un amplificatore invertente. È questo un problema per noi? No, perché in campo audio la fase (il cambio di fase) del segnale non ci importa, tanto non possiamo sentirlo. Quindi, questo è il modo tipico di amplificare un microfono (<text:span text:style-name="Car._20_predefinito_20_paragrafo"><text:span text:style-name="T2">ma quindi era proprio il condizionamento??? penso di sì ma non ne sono sicuro al 100%</text:span></text:span>).</text:p>
      <text:p text:style-name="P1"/>
      <text:p text:style-name="P7">Microfono a nastro</text:p>
      <text:p text:style-name="P1">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text:soft-page-break/>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Car._20_predefinito_20_paragrafo"><text:span text:style-name="T5">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text:soft-page-break/>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Ricordi quando dicevamo che i cristalli di quarzo sono quelli che d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text:soft-page-break/>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text:soft-page-break/>si usa un cosiddetto “ponte di Wheatstone capacitivo”, dove mettiamo due capacitori uguali (sulla 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11">D </text:span></text:span>= V<text:span text:style-name="Car._20_predefinito_20_paragrafo"><text:span text:style-name="T11">Drive</text:span></text:span> = la formulona che sta in cima alla slide. L'idea è di applicare una tensione sinusoidale. Come al solito, fintanto che siamo in una situazione di equilibrio, leggiamo, da V<text:span text:style-name="Car._20_predefinito_20_paragrafo"><text:span text:style-name="T11">OUT</text:span></text:span>, 0. Poi, se ragioniamo su V<text:span text:style-name="Car._20_predefinito_20_paragrafo"><text:span text:style-name="T11">D</text:span></text:span>, ci rendiamo conto che di fatto è V<text:span text:style-name="Car._20_predefinito_20_paragrafo"><text:span text:style-name="T11">R </text:span></text:span>+ V <text:span text:style-name="Car._20_predefinito_20_paragrafo"><text:span text:style-name="T11">C</text:span></text:span>. E in più, io so che i fili di V<text:span text:style-name="Car._20_predefinito_20_paragrafo"><text:span text:style-name="T11">OUT </text:span></text:span>non sono attraversati da corrente. Quindi, la corrente che attraversa il nostro ponte, i<text:span text:style-name="Car._20_predefinito_20_paragrafo"><text:span text:style-name="T11">1,2</text:span></text:span>, è pari a una corrente standard- eh non ho capito. <text:s/></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2T09:34:23.199000000</dc:date>
    <meta:editing-cycles>1247</meta:editing-cycles>
    <meta:editing-duration>PT20H46M15S</meta:editing-duration>
    <meta:document-statistic meta:table-count="0" meta:image-count="0" meta:object-count="0" meta:page-count="76" meta:paragraph-count="1011" meta:word-count="48859" meta:character-count="307015" meta:non-whitespace-character-count="259097"/>
    <meta:template xlink:type="simple" xlink:actuate="onRequest" xlink:title="" xlink:href="Normal"/>
  </office:meta>
</office:document-meta>
</file>